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552cm"/>
    </style:style>
    <style:style style:name="co2" style:family="table-column">
      <style:table-column-properties fo:break-before="auto" style:column-width="4.951cm"/>
    </style:style>
    <style:style style:name="co3" style:family="table-column">
      <style:table-column-properties fo:break-before="auto" style:column-width="0.559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ta1" style:family="table" style:master-page-name="PageStyle_5f_Tabel_20_2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justify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true" fo:background-color="transparent" fo:wrap-option="wrap" fo:border="none" style:direction="ltr" fo:padding="0.071cm" style:rotation-angle="0" style:rotation-align="none" style:shrink-to-fit="false" style:vertical-align="justify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justify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2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5" table:default-cell-style-name="ce6"/>
        <table:table-column table:style-name="co4" table:default-cell-style-name="ce6"/>
        <table:table-column table:style-name="co5" table:number-columns-repeated="5" table:default-cell-style-name="ce6"/>
        <table:table-column table:style-name="co6" table:number-columns-repeated="1009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3.583cm" svg:height="1.377cm" svg:x="3.973cm" svg:y="0.052cm" draw:caption-point-x="-0.431cm" draw:caption-point-y="-0.042cm">
              <dc:creator>CDM</dc:creator>
              <dc:date>2014-12-12T00:00:00</dc:date>
              <text:p text:style-name="P1"><text:span text:style-name="T1">Noot 1) excl. Niet-werkenden en beroep onbekend</text:span></text:p>
              <text:p text:style-name="P1"><text:span text:style-name="T1"/></text:p>
            </office:annotation>
            <text:p>Tabel 21. Beroepsbevolking naar beroepsgroep, nationaliteit en geslacht</text:p>
          </table:table-cell>
          <table:table-cell table:style-name="ce10" table:number-columns-repeated="13"/>
          <table:table-cell table:style-name="ce34"/>
          <table:table-cell table:style-name="ce2" table:number-columns-repeated="1009"/>
        </table:table-row>
        <table:table-row table:style-name="ro1">
          <table:table-cell table:style-name="ce2" table:number-columns-repeated="7"/>
          <table:table-cell table:style-name="ce30"/>
          <table:table-cell table:style-name="ce2" table:number-columns-repeated="1016"/>
        </table:table-row>
        <table:table-row table:style-name="ro2">
          <table:table-cell table:style-name="ce3" office:value-type="string" calcext:value-type="string" table:number-columns-spanned="2" table:number-rows-spanned="3">
            <text:p>Beroepsgroepen-combinatie</text:p>
          </table:table-cell>
          <table:covered-table-cell table:style-name="ce11"/>
          <table:table-cell table:style-name="ce19"/>
          <table:table-cell table:style-name="ce20" office:value-type="string" calcext:value-type="string" table:number-columns-spanned="6" table:number-rows-spanned="1">
            <text:p>Mannen</text:p>
          </table:table-cell>
          <table:covered-table-cell table:number-columns-repeated="5" table:style-name="ce26"/>
          <table:table-cell table:style-name="ce31" office:value-type="string" calcext:value-type="string" table:number-columns-spanned="6" table:number-rows-spanned="1">
            <text:p>Vrouwen</text:p>
          </table:table-cell>
          <table:covered-table-cell table:number-columns-repeated="4" table:style-name="ce26"/>
          <table:covered-table-cell table:style-name="ce31"/>
          <table:table-cell table:style-name="ce2" table:number-columns-repeated="1009"/>
        </table:table-row>
        <table:table-row table:style-name="ro3">
          <table:covered-table-cell table:style-name="ce4"/>
          <table:covered-table-cell table:style-name="ce12"/>
          <table:table-cell table:style-name="ce19"/>
          <table:table-cell table:style-name="ce21" office:value-type="string" calcext:value-type="string" table:number-columns-spanned="1" table:number-rows-spanned="2">
            <text:p>Nederl., Ned.onderd.</text:p>
          </table:table-cell>
          <table:table-cell table:style-name="ce27" office:value-type="string" calcext:value-type="string" table:number-columns-spanned="1" table:number-rows-spanned="2">
            <text:p>Duitsers</text:p>
          </table:table-cell>
          <table:table-cell table:style-name="ce27" office:value-type="string" calcext:value-type="string" table:number-columns-spanned="1" table:number-rows-spanned="2">
            <text:p>Belgen</text:p>
          </table:table-cell>
          <table:table-cell table:style-name="ce27" office:value-type="string" calcext:value-type="string" table:number-columns-spanned="1" table:number-rows-spanned="2">
            <text:p>Overige nation.</text:p>
          </table:table-cell>
          <table:table-cell table:style-name="ce27" office:value-type="string" calcext:value-type="string" table:number-columns-spanned="1" table:number-rows-spanned="2">
            <text:p>Zonder nation.</text:p>
          </table:table-cell>
          <table:table-cell table:style-name="ce27" office:value-type="string" calcext:value-type="string" table:number-columns-spanned="1" table:number-rows-spanned="2">
            <text:p>Totaal</text:p>
          </table:table-cell>
          <table:table-cell table:style-name="ce27" office:value-type="string" calcext:value-type="string" table:number-columns-spanned="1" table:number-rows-spanned="2">
            <text:p>Nederl., Ned.onderd.</text:p>
          </table:table-cell>
          <table:table-cell table:style-name="ce27" office:value-type="string" calcext:value-type="string" table:number-columns-spanned="1" table:number-rows-spanned="2">
            <text:p>Duitsers</text:p>
          </table:table-cell>
          <table:table-cell table:style-name="ce27" office:value-type="string" calcext:value-type="string" table:number-columns-spanned="1" table:number-rows-spanned="2">
            <text:p>Belgen</text:p>
          </table:table-cell>
          <table:table-cell table:style-name="ce27" office:value-type="string" calcext:value-type="string" table:number-columns-spanned="1" table:number-rows-spanned="2">
            <text:p>Overige nation.</text:p>
          </table:table-cell>
          <table:table-cell table:style-name="ce27" office:value-type="string" calcext:value-type="string" table:number-columns-spanned="1" table:number-rows-spanned="2">
            <text:p>Zonder nation.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table-cell table:style-name="ce2" table:number-columns-repeated="1009"/>
        </table:table-row>
        <table:table-row table:style-name="ro4">
          <table:covered-table-cell table:style-name="ce5"/>
          <table:covered-table-cell table:style-name="ce13"/>
          <table:table-cell table:style-name="ce19"/>
          <table:covered-table-cell table:style-name="ce21"/>
          <table:covered-table-cell table:number-columns-repeated="10" table:style-name="ce27"/>
          <table:covered-table-cell table:style-name="ce35"/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22" table:number-columns-repeated="6"/>
          <table:table-cell table:style-name="ce32"/>
          <table:table-cell table:style-name="ce22" table:number-columns-repeated="5"/>
          <table:table-cell table:number-columns-repeated="1009"/>
        </table:table-row>
        <table:table-row table:style-name="ro3">
          <table:table-cell table:style-name="ce7" office:value-type="string" calcext:value-type="string">
            <text:p>GRONINGEN</text:p>
          </table:table-cell>
          <table:table-cell table:style-name="ce14" office:value-type="string" calcext:value-type="string">
            <text:p>Bedrijfshoofden Nijverheid</text:p>
          </table:table-cell>
          <table:table-cell/>
          <table:table-cell table:style-name="ce23" office:value-type="float" office:value="9784" calcext:value-type="float">
            <text:p>9784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9826" calcext:value-type="float">
            <text:p>9826</text:p>
          </table:table-cell>
          <table:table-cell table:style-name="ce28" office:value-type="float" office:value="669" calcext:value-type="float">
            <text:p>669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float" office:value="674" calcext:value-type="float">
            <text:p>674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Bedrijfshoofden Landbouw</text:p>
          </table:table-cell>
          <table:table-cell/>
          <table:table-cell table:style-name="ce23" office:value-type="float" office:value="11824" calcext:value-type="float">
            <text:p>11824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1836" calcext:value-type="float">
            <text:p>11836</text:p>
          </table:table-cell>
          <table:table-cell table:style-name="ce28" office:value-type="float" office:value="499" calcext:value-type="float">
            <text:p>499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500" calcext:value-type="float">
            <text:p>500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Bedrijfshoofden Winkels</text:p>
          </table:table-cell>
          <table:table-cell/>
          <table:table-cell table:style-name="ce23" office:value-type="float" office:value="3769" calcext:value-type="float">
            <text:p>376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775" calcext:value-type="float">
            <text:p>3775</text:p>
          </table:table-cell>
          <table:table-cell table:style-name="ce28" office:value-type="float" office:value="592" calcext:value-type="float">
            <text:p>59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595" calcext:value-type="float">
            <text:p>595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6" office:value-type="string" calcext:value-type="string">
            <text:p>Bedrijfshoofden Overige</text:p>
          </table:table-cell>
          <table:table-cell/>
          <table:table-cell table:style-name="ce23" office:value-type="float" office:value="8338" calcext:value-type="float">
            <text:p>833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8361" calcext:value-type="float">
            <text:p>8361</text:p>
          </table:table-cell>
          <table:table-cell table:style-name="ce28" office:value-type="float" office:value="506" calcext:value-type="float">
            <text:p>50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6" office:value-type="float" office:value="508" calcext:value-type="float">
            <text:p>508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Medew.gezinsleden</text:p>
          </table:table-cell>
          <table:table-cell/>
          <table:table-cell table:style-name="ce23" office:value-type="float" office:value="6634" calcext:value-type="float">
            <text:p>663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6646" calcext:value-type="float">
            <text:p>6646</text:p>
          </table:table-cell>
          <table:table-cell table:style-name="ce28" office:value-type="float" office:value="10466" calcext:value-type="float">
            <text:p>1046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10482" calcext:value-type="float">
            <text:p>10482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Vrije beroepen</text:p>
          </table:table-cell>
          <table:table-cell/>
          <table:table-cell table:style-name="ce23" office:value-type="float" office:value="1286" calcext:value-type="float">
            <text:p>128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1298" calcext:value-type="float">
            <text:p>1298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float" office:value="87" calcext:value-type="float">
            <text:p>87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Employé's</text:p>
          </table:table-cell>
          <table:table-cell/>
          <table:table-cell table:style-name="ce23" office:value-type="float" office:value="20034" calcext:value-type="float">
            <text:p>2003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0091" calcext:value-type="float">
            <text:p>20091</text:p>
          </table:table-cell>
          <table:table-cell table:style-name="ce28" office:value-type="float" office:value="9926" calcext:value-type="float">
            <text:p>9926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9975" calcext:value-type="float">
            <text:p>9975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Landbouwarbeiders</text:p>
          </table:table-cell>
          <table:table-cell/>
          <table:table-cell table:style-name="ce23" office:value-type="float" office:value="21265" calcext:value-type="float">
            <text:p>2126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1323" calcext:value-type="float">
            <text:p>21323</text:p>
          </table:table-cell>
          <table:table-cell table:style-name="ce28" office:value-type="float" office:value="637" calcext:value-type="float">
            <text:p>63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43" calcext:value-type="float">
            <text:p>643</text:p>
          </table:table-cell>
          <table:table-cell table:style-name="ce25"/>
          <table:table-cell table:number-columns-repeated="1008"/>
        </table:table-row>
        <table:table-row table:style-name="ro1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Overige handarbeiders </text:p>
          </table:table-cell>
          <table:table-cell/>
          <table:table-cell table:style-name="ce24" office:value-type="float" office:value="44728" calcext:value-type="float">
            <text:p>44728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44913" calcext:value-type="float">
            <text:p>44913</text:p>
          </table:table-cell>
          <table:table-cell table:style-name="ce29" office:value-type="float" office:value="16810" calcext:value-type="float">
            <text:p>16810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37" calcext:value-type="float">
            <text:p>37</text:p>
          </table:table-cell>
          <table:table-cell table:style-name="ce37" office:value-type="float" office:value="16921" calcext:value-type="float">
            <text:p>16921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7" office:value-type="string" calcext:value-type="string">
            <text:p><text:s text:c="28"/>Totaal</text:p>
          </table:table-cell>
          <table:table-cell/>
          <table:table-cell table:style-name="ce23" office:value-type="float" office:value="127662" calcext:value-type="float">
            <text:p>127662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28069" calcext:value-type="float">
            <text:p>128069</text:p>
          </table:table-cell>
          <table:table-cell table:style-name="ce28" office:value-type="float" office:value="40189" calcext:value-type="float">
            <text:p>40189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5" calcext:value-type="float">
            <text:p>55</text:p>
          </table:table-cell>
          <table:table-cell table:style-name="ce36" office:value-type="float" office:value="40385" calcext:value-type="float">
            <text:p>40385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Bedrijfshoofden Nijverheid</text:p>
          </table:table-cell>
          <table:table-cell/>
          <table:table-cell table:style-name="ce23" office:value-type="float" office:value="8868" calcext:value-type="float">
            <text:p>8868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8891" calcext:value-type="float">
            <text:p>8891</text:p>
          </table:table-cell>
          <table:table-cell table:style-name="ce28" office:value-type="float" office:value="453" calcext:value-type="float">
            <text:p>453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6" office:value-type="float" office:value="455" calcext:value-type="float">
            <text:p>455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Bedrijfshoofden Landbouw</text:p>
          </table:table-cell>
          <table:table-cell/>
          <table:table-cell table:style-name="ce23" office:value-type="float" office:value="20629" calcext:value-type="float">
            <text:p>20629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0636" calcext:value-type="float">
            <text:p>20636</text:p>
          </table:table-cell>
          <table:table-cell table:style-name="ce28" office:value-type="float" office:value="727" calcext:value-type="float">
            <text:p>727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6" office:value-type="float" office:value="727" calcext:value-type="float">
            <text:p>727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Bedrijfshoofden Winkels</text:p>
          </table:table-cell>
          <table:table-cell/>
          <table:table-cell table:style-name="ce23" office:value-type="float" office:value="4200" calcext:value-type="float">
            <text:p>4200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207" calcext:value-type="float">
            <text:p>4207</text:p>
          </table:table-cell>
          <table:table-cell table:style-name="ce28" office:value-type="float" office:value="734" calcext:value-type="float">
            <text:p>73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float" office:value="736" calcext:value-type="float">
            <text:p>736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6" office:value-type="string" calcext:value-type="string">
            <text:p>Bedrijfshoofden Overige</text:p>
          </table:table-cell>
          <table:table-cell/>
          <table:table-cell table:style-name="ce23" office:value-type="float" office:value="9006" calcext:value-type="float">
            <text:p>9006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9013" calcext:value-type="float">
            <text:p>9013</text:p>
          </table:table-cell>
          <table:table-cell table:style-name="ce28" office:value-type="float" office:value="415" calcext:value-type="float">
            <text:p>415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6" office:value-type="float" office:value="415" calcext:value-type="float">
            <text:p>415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Medew.gezinsleden</text:p>
          </table:table-cell>
          <table:table-cell/>
          <table:table-cell table:style-name="ce23" office:value-type="float" office:value="9915" calcext:value-type="float">
            <text:p>991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921" calcext:value-type="float">
            <text:p>9921</text:p>
          </table:table-cell>
          <table:table-cell table:style-name="ce28" office:value-type="float" office:value="13659" calcext:value-type="float">
            <text:p>1365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6" office:value-type="float" office:value="13671" calcext:value-type="float">
            <text:p>13671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Vrije beroepen</text:p>
          </table:table-cell>
          <table:table-cell/>
          <table:table-cell table:style-name="ce23" office:value-type="float" office:value="996" calcext:value-type="float">
            <text:p>996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97" calcext:value-type="float">
            <text:p>997</text:p>
          </table:table-cell>
          <table:table-cell table:style-name="ce28" office:value-type="float" office:value="66" calcext:value-type="float">
            <text:p>66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6" office:value-type="float" office:value="66" calcext:value-type="float">
            <text:p>66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Employé's</text:p>
          </table:table-cell>
          <table:table-cell/>
          <table:table-cell table:style-name="ce23" office:value-type="float" office:value="16658" calcext:value-type="float">
            <text:p>1665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6691" calcext:value-type="float">
            <text:p>16691</text:p>
          </table:table-cell>
          <table:table-cell table:style-name="ce28" office:value-type="float" office:value="7152" calcext:value-type="float">
            <text:p>7152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7197" calcext:value-type="float">
            <text:p>7197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Landbouwarbeiders</text:p>
          </table:table-cell>
          <table:table-cell/>
          <table:table-cell table:style-name="ce23" office:value-type="float" office:value="20690" calcext:value-type="float">
            <text:p>2069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0703" calcext:value-type="float">
            <text:p>20703</text:p>
          </table:table-cell>
          <table:table-cell table:style-name="ce28" office:value-type="float" office:value="1135" calcext:value-type="float">
            <text:p>1135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136" calcext:value-type="float">
            <text:p>1136</text:p>
          </table:table-cell>
          <table:table-cell table:style-name="ce25"/>
          <table:table-cell table:number-columns-repeated="1008"/>
        </table:table-row>
        <table:table-row table:style-name="ro1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Overige handarbeiders </text:p>
          </table:table-cell>
          <table:table-cell/>
          <table:table-cell table:style-name="ce24" office:value-type="float" office:value="37395" calcext:value-type="float">
            <text:p>3739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37445" calcext:value-type="float">
            <text:p>37445</text:p>
          </table:table-cell>
          <table:table-cell table:style-name="ce29" office:value-type="float" office:value="14495" calcext:value-type="float">
            <text:p>1449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4" calcext:value-type="float">
            <text:p>4</text:p>
          </table:table-cell>
          <table:table-cell table:style-name="ce37" office:value-type="float" office:value="14563" calcext:value-type="float">
            <text:p>14563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7" office:value-type="string" calcext:value-type="string">
            <text:p><text:s text:c="28"/>Totaal</text:p>
          </table:table-cell>
          <table:table-cell/>
          <table:table-cell table:style-name="ce23" office:value-type="float" office:value="128357" calcext:value-type="float">
            <text:p>128357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128504" calcext:value-type="float">
            <text:p>128504</text:p>
          </table:table-cell>
          <table:table-cell table:style-name="ce28" office:value-type="float" office:value="38836" calcext:value-type="float">
            <text:p>38836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38966" calcext:value-type="float">
            <text:p>38966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Bedrijfshoofden Nijverheid</text:p>
          </table:table-cell>
          <table:table-cell/>
          <table:table-cell table:style-name="ce23" office:value-type="float" office:value="4630" calcext:value-type="float">
            <text:p>463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4657" calcext:value-type="float">
            <text:p>4657</text:p>
          </table:table-cell>
          <table:table-cell table:style-name="ce28" office:value-type="float" office:value="242" calcext:value-type="float">
            <text:p>242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243" calcext:value-type="float">
            <text:p>243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Bedrijfshoofden Landbouw</text:p>
          </table:table-cell>
          <table:table-cell/>
          <table:table-cell table:style-name="ce23" office:value-type="float" office:value="15976" calcext:value-type="float">
            <text:p>1597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013" calcext:value-type="float">
            <text:p>16013</text:p>
          </table:table-cell>
          <table:table-cell table:style-name="ce28" office:value-type="float" office:value="762" calcext:value-type="float">
            <text:p>762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763" calcext:value-type="float">
            <text:p>763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Bedrijfshoofden Winkels</text:p>
          </table:table-cell>
          <table:table-cell/>
          <table:table-cell table:style-name="ce23" office:value-type="float" office:value="1706" calcext:value-type="float">
            <text:p>1706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708" calcext:value-type="float">
            <text:p>1708</text:p>
          </table:table-cell>
          <table:table-cell table:style-name="ce28" office:value-type="float" office:value="233" calcext:value-type="float">
            <text:p>233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6" office:value-type="float" office:value="233" calcext:value-type="float">
            <text:p>233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6" office:value-type="string" calcext:value-type="string">
            <text:p>Bedrijfshoofden Overige</text:p>
          </table:table-cell>
          <table:table-cell/>
          <table:table-cell table:style-name="ce23" office:value-type="float" office:value="3206" calcext:value-type="float">
            <text:p>3206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217" calcext:value-type="float">
            <text:p>3217</text:p>
          </table:table-cell>
          <table:table-cell table:style-name="ce28" office:value-type="float" office:value="158" calcext:value-type="float">
            <text:p>158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59" calcext:value-type="float">
            <text:p>159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Medew.gezinsleden</text:p>
          </table:table-cell>
          <table:table-cell/>
          <table:table-cell table:style-name="ce23" office:value-type="float" office:value="8879" calcext:value-type="float">
            <text:p>8879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886" calcext:value-type="float">
            <text:p>8886</text:p>
          </table:table-cell>
          <table:table-cell table:style-name="ce28" office:value-type="float" office:value="15609" calcext:value-type="float">
            <text:p>15609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15632" calcext:value-type="float">
            <text:p>15632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Vrije beroepen</text:p>
          </table:table-cell>
          <table:table-cell/>
          <table:table-cell table:style-name="ce23" office:value-type="float" office:value="456" calcext:value-type="float">
            <text:p>456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458" calcext:value-type="float">
            <text:p>458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6" office:value-type="float" office:value="28" calcext:value-type="float">
            <text:p>28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Employé's</text:p>
          </table:table-cell>
          <table:table-cell/>
          <table:table-cell table:style-name="ce23" office:value-type="float" office:value="8921" calcext:value-type="float">
            <text:p>892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938" calcext:value-type="float">
            <text:p>8938</text:p>
          </table:table-cell>
          <table:table-cell table:style-name="ce28" office:value-type="float" office:value="3833" calcext:value-type="float">
            <text:p>383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3848" calcext:value-type="float">
            <text:p>3848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Landbouwarbeiders</text:p>
          </table:table-cell>
          <table:table-cell/>
          <table:table-cell table:style-name="ce23" office:value-type="float" office:value="11499" calcext:value-type="float">
            <text:p>1149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1522" calcext:value-type="float">
            <text:p>11522</text:p>
          </table:table-cell>
          <table:table-cell table:style-name="ce28" office:value-type="float" office:value="1059" calcext:value-type="float">
            <text:p>1059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1061" calcext:value-type="float">
            <text:p>1061</text:p>
          </table:table-cell>
          <table:table-cell table:style-name="ce25"/>
          <table:table-cell table:number-columns-repeated="1008"/>
        </table:table-row>
        <table:table-row table:style-name="ro1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Overige handarbeiders </text:p>
          </table:table-cell>
          <table:table-cell/>
          <table:table-cell table:style-name="ce24" office:value-type="float" office:value="24662" calcext:value-type="float">
            <text:p>24662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24776" calcext:value-type="float">
            <text:p>24776</text:p>
          </table:table-cell>
          <table:table-cell table:style-name="ce29" office:value-type="float" office:value="7669" calcext:value-type="float">
            <text:p>766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3" calcext:value-type="float">
            <text:p>13</text:p>
          </table:table-cell>
          <table:table-cell table:style-name="ce37" office:value-type="float" office:value="7721" calcext:value-type="float">
            <text:p>7721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7" office:value-type="string" calcext:value-type="string">
            <text:p><text:s text:c="28"/>Totaal</text:p>
          </table:table-cell>
          <table:table-cell/>
          <table:table-cell table:style-name="ce23" office:value-type="float" office:value="79935" calcext:value-type="float">
            <text:p>79935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80175" calcext:value-type="float">
            <text:p>80175</text:p>
          </table:table-cell>
          <table:table-cell table:style-name="ce28" office:value-type="float" office:value="29592" calcext:value-type="float">
            <text:p>29592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29688" calcext:value-type="float">
            <text:p>29688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Bedrijfshoofden Nijverheid</text:p>
          </table:table-cell>
          <table:table-cell/>
          <table:table-cell table:style-name="ce23" office:value-type="float" office:value="11949" calcext:value-type="float">
            <text:p>11949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12091" calcext:value-type="float">
            <text:p>12091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859" calcext:value-type="float">
            <text:p>859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Bedrijfshoofden Landbouw</text:p>
          </table:table-cell>
          <table:table-cell/>
          <table:table-cell table:style-name="ce23" office:value-type="float" office:value="23762" calcext:value-type="float">
            <text:p>23762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23850" calcext:value-type="float">
            <text:p>23850</text:p>
          </table:table-cell>
          <table:table-cell table:style-name="ce28" office:value-type="float" office:value="1840" calcext:value-type="float">
            <text:p>184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1844" calcext:value-type="float">
            <text:p>1844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Bedrijfshoofden Winkels</text:p>
          </table:table-cell>
          <table:table-cell/>
          <table:table-cell table:style-name="ce23" office:value-type="float" office:value="4721" calcext:value-type="float">
            <text:p>472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4740" calcext:value-type="float">
            <text:p>4740</text:p>
          </table:table-cell>
          <table:table-cell table:style-name="ce28" office:value-type="float" office:value="937" calcext:value-type="float">
            <text:p>937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940" calcext:value-type="float">
            <text:p>940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6" office:value-type="string" calcext:value-type="string">
            <text:p>Bedrijfshoofden Overige</text:p>
          </table:table-cell>
          <table:table-cell/>
          <table:table-cell table:style-name="ce23" office:value-type="float" office:value="7314" calcext:value-type="float">
            <text:p>731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7389" calcext:value-type="float">
            <text:p>7389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6" office:value-type="float" office:value="530" calcext:value-type="float">
            <text:p>530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Medew.gezinsleden</text:p>
          </table:table-cell>
          <table:table-cell/>
          <table:table-cell table:style-name="ce23" office:value-type="float" office:value="15196" calcext:value-type="float">
            <text:p>15196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5243" calcext:value-type="float">
            <text:p>15243</text:p>
          </table:table-cell>
          <table:table-cell table:style-name="ce28" office:value-type="float" office:value="27329" calcext:value-type="float">
            <text:p>27329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54" calcext:value-type="float">
            <text:p>54</text:p>
          </table:table-cell>
          <table:table-cell table:style-name="ce36" office:value-type="float" office:value="27438" calcext:value-type="float">
            <text:p>27438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Vrije beroepen</text:p>
          </table:table-cell>
          <table:table-cell/>
          <table:table-cell table:style-name="ce23" office:value-type="float" office:value="1395" calcext:value-type="float">
            <text:p>139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413" calcext:value-type="float">
            <text:p>1413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float" office:value="93" calcext:value-type="float">
            <text:p>93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Employé's</text:p>
          </table:table-cell>
          <table:table-cell/>
          <table:table-cell table:style-name="ce23" office:value-type="float" office:value="27527" calcext:value-type="float">
            <text:p>27527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27696" calcext:value-type="float">
            <text:p>27696</text:p>
          </table:table-cell>
          <table:table-cell table:style-name="ce28" office:value-type="float" office:value="12658" calcext:value-type="float">
            <text:p>12658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12814" calcext:value-type="float">
            <text:p>12814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Landbouwarbeiders</text:p>
          </table:table-cell>
          <table:table-cell/>
          <table:table-cell table:style-name="ce23" office:value-type="float" office:value="11975" calcext:value-type="float">
            <text:p>11975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011" calcext:value-type="float">
            <text:p>12011</text:p>
          </table:table-cell>
          <table:table-cell table:style-name="ce28" office:value-type="float" office:value="2502" calcext:value-type="float">
            <text:p>2502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2518" calcext:value-type="float">
            <text:p>2518</text:p>
          </table:table-cell>
          <table:table-cell table:style-name="ce25"/>
          <table:table-cell table:number-columns-repeated="1008"/>
        </table:table-row>
        <table:table-row table:style-name="ro1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Overige handarbeiders </text:p>
          </table:table-cell>
          <table:table-cell/>
          <table:table-cell table:style-name="ce24" office:value-type="float" office:value="81722" calcext:value-type="float">
            <text:p>81722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82333" calcext:value-type="float">
            <text:p>82333</text:p>
          </table:table-cell>
          <table:table-cell table:style-name="ce29" office:value-type="float" office:value="29149" calcext:value-type="float">
            <text:p>29149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60" calcext:value-type="float">
            <text:p>60</text:p>
          </table:table-cell>
          <table:table-cell table:style-name="ce37" office:value-type="float" office:value="29460" calcext:value-type="float">
            <text:p>29460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7" office:value-type="string" calcext:value-type="string">
            <text:p><text:s text:c="28"/>Totaal</text:p>
          </table:table-cell>
          <table:table-cell/>
          <table:table-cell table:style-name="ce23" office:value-type="float" office:value="185561" calcext:value-type="float">
            <text:p>185561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328" calcext:value-type="float">
            <text:p>328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186766" calcext:value-type="float">
            <text:p>186766</text:p>
          </table:table-cell>
          <table:table-cell table:style-name="ce28" office:value-type="float" office:value="75869" calcext:value-type="float">
            <text:p>75869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153" calcext:value-type="float">
            <text:p>153</text:p>
          </table:table-cell>
          <table:table-cell table:style-name="ce36" office:value-type="float" office:value="76496" calcext:value-type="float">
            <text:p>76496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Bedrijfshoofden Nijverheid</text:p>
          </table:table-cell>
          <table:table-cell/>
          <table:table-cell table:style-name="ce23" office:value-type="float" office:value="20818" calcext:value-type="float">
            <text:p>20818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20972" calcext:value-type="float">
            <text:p>20972</text:p>
          </table:table-cell>
          <table:table-cell table:style-name="ce28" office:value-type="float" office:value="1445" calcext:value-type="float">
            <text:p>1445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1470" calcext:value-type="float">
            <text:p>1470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Bedrijfshoofden Landbouw</text:p>
          </table:table-cell>
          <table:table-cell/>
          <table:table-cell table:style-name="ce23" office:value-type="float" office:value="40621" calcext:value-type="float">
            <text:p>40621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40709" calcext:value-type="float">
            <text:p>40709</text:p>
          </table:table-cell>
          <table:table-cell table:style-name="ce28" office:value-type="float" office:value="2859" calcext:value-type="float">
            <text:p>2859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2866" calcext:value-type="float">
            <text:p>2866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Bedrijfshoofden Winkels</text:p>
          </table:table-cell>
          <table:table-cell/>
          <table:table-cell table:style-name="ce23" office:value-type="float" office:value="6939" calcext:value-type="float">
            <text:p>6939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6974" calcext:value-type="float">
            <text:p>6974</text:p>
          </table:table-cell>
          <table:table-cell table:style-name="ce28" office:value-type="float" office:value="1247" calcext:value-type="float">
            <text:p>1247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float" office:value="1255" calcext:value-type="float">
            <text:p>1255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6" office:value-type="string" calcext:value-type="string">
            <text:p>Bedrijfshoofden Overige</text:p>
          </table:table-cell>
          <table:table-cell/>
          <table:table-cell table:style-name="ce23" office:value-type="float" office:value="12609" calcext:value-type="float">
            <text:p>12609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12705" calcext:value-type="float">
            <text:p>12705</text:p>
          </table:table-cell>
          <table:table-cell table:style-name="ce28" office:value-type="float" office:value="1279" calcext:value-type="float">
            <text:p>127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1287" calcext:value-type="float">
            <text:p>1287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Medew.gezinsleden</text:p>
          </table:table-cell>
          <table:table-cell/>
          <table:table-cell table:style-name="ce23" office:value-type="float" office:value="24875" calcext:value-type="float">
            <text:p>24875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4924" calcext:value-type="float">
            <text:p>24924</text:p>
          </table:table-cell>
          <table:table-cell table:style-name="ce28" office:value-type="float" office:value="39708" calcext:value-type="float">
            <text:p>39708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39822" calcext:value-type="float">
            <text:p>39822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Vrije beroepen</text:p>
          </table:table-cell>
          <table:table-cell/>
          <table:table-cell table:style-name="ce23" office:value-type="float" office:value="2758" calcext:value-type="float">
            <text:p>275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style-name="ce28" office:value-type="float" office:value="2785" calcext:value-type="float">
            <text:p>2785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float" office:value="224" calcext:value-type="float">
            <text:p>224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Employé's</text:p>
          </table:table-cell>
          <table:table-cell/>
          <table:table-cell table:style-name="ce23" office:value-type="float" office:value="43886" calcext:value-type="float">
            <text:p>43886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44082" calcext:value-type="float">
            <text:p>44082</text:p>
          </table:table-cell>
          <table:table-cell table:style-name="ce28" office:value-type="float" office:value="21710" calcext:value-type="float">
            <text:p>21710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21993" calcext:value-type="float">
            <text:p>21993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Landbouwarbeiders</text:p>
          </table:table-cell>
          <table:table-cell/>
          <table:table-cell table:style-name="ce23" office:value-type="float" office:value="21346" calcext:value-type="float">
            <text:p>2134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1392" calcext:value-type="float">
            <text:p>21392</text:p>
          </table:table-cell>
          <table:table-cell table:style-name="ce28" office:value-type="float" office:value="2322" calcext:value-type="float">
            <text:p>232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2327" calcext:value-type="float">
            <text:p>2327</text:p>
          </table:table-cell>
          <table:table-cell table:style-name="ce25"/>
          <table:table-cell table:number-columns-repeated="1008"/>
        </table:table-row>
        <table:table-row table:style-name="ro1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Overige handarbeiders </text:p>
          </table:table-cell>
          <table:table-cell/>
          <table:table-cell table:style-name="ce24" office:value-type="float" office:value="115139" calcext:value-type="float">
            <text:p>115139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15748" calcext:value-type="float">
            <text:p>115748</text:p>
          </table:table-cell>
          <table:table-cell table:style-name="ce29" office:value-type="float" office:value="37069" calcext:value-type="float">
            <text:p>37069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52" calcext:value-type="float">
            <text:p>52</text:p>
          </table:table-cell>
          <table:table-cell table:style-name="ce37" office:value-type="float" office:value="37501" calcext:value-type="float">
            <text:p>37501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7" office:value-type="string" calcext:value-type="string">
            <text:p><text:s text:c="28"/>Totaal</text:p>
          </table:table-cell>
          <table:table-cell/>
          <table:table-cell table:style-name="ce23" office:value-type="float" office:value="288991" calcext:value-type="float">
            <text:p>288991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294" calcext:value-type="float">
            <text:p>294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290291" calcext:value-type="float">
            <text:p>290291</text:p>
          </table:table-cell>
          <table:table-cell table:style-name="ce28" office:value-type="float" office:value="107857" calcext:value-type="float">
            <text:p>107857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31" calcext:value-type="float">
            <text:p>131</text:p>
          </table:table-cell>
          <table:table-cell table:style-name="ce36" office:value-type="float" office:value="108745" calcext:value-type="float">
            <text:p>108745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Bedrijfshoofden Nijverheid</text:p>
          </table:table-cell>
          <table:table-cell/>
          <table:table-cell table:style-name="ce23" office:value-type="float" office:value="10130" calcext:value-type="float">
            <text:p>1013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0221" calcext:value-type="float">
            <text:p>10221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786" calcext:value-type="float">
            <text:p>786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Bedrijfshoofden Landbouw</text:p>
          </table:table-cell>
          <table:table-cell/>
          <table:table-cell table:style-name="ce23" office:value-type="float" office:value="7855" calcext:value-type="float">
            <text:p>7855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865" calcext:value-type="float">
            <text:p>7865</text:p>
          </table:table-cell>
          <table:table-cell table:style-name="ce28" office:value-type="float" office:value="505" calcext:value-type="float">
            <text:p>505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6" office:value-type="float" office:value="505" calcext:value-type="float">
            <text:p>505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Bedrijfshoofden Winkels</text:p>
          </table:table-cell>
          <table:table-cell/>
          <table:table-cell table:style-name="ce23" office:value-type="float" office:value="4619" calcext:value-type="float">
            <text:p>461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4640" calcext:value-type="float">
            <text:p>4640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6" office:value-type="float" office:value="748" calcext:value-type="float">
            <text:p>748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6" office:value-type="string" calcext:value-type="string">
            <text:p>Bedrijfshoofden Overige</text:p>
          </table:table-cell>
          <table:table-cell/>
          <table:table-cell table:style-name="ce23" office:value-type="float" office:value="8375" calcext:value-type="float">
            <text:p>837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8515" calcext:value-type="float">
            <text:p>8515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36" office:value-type="float" office:value="863" calcext:value-type="float">
            <text:p>863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Medew.gezinsleden</text:p>
          </table:table-cell>
          <table:table-cell/>
          <table:table-cell table:style-name="ce23" office:value-type="float" office:value="6717" calcext:value-type="float">
            <text:p>671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6730" calcext:value-type="float">
            <text:p>6730</text:p>
          </table:table-cell>
          <table:table-cell table:style-name="ce28" office:value-type="float" office:value="10566" calcext:value-type="float">
            <text:p>1056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10601" calcext:value-type="float">
            <text:p>10601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Vrije beroepen</text:p>
          </table:table-cell>
          <table:table-cell/>
          <table:table-cell table:style-name="ce23" office:value-type="float" office:value="2287" calcext:value-type="float">
            <text:p>228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2326" calcext:value-type="float">
            <text:p>2326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264" calcext:value-type="float">
            <text:p>264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Employé's</text:p>
          </table:table-cell>
          <table:table-cell/>
          <table:table-cell table:style-name="ce23" office:value-type="float" office:value="32062" calcext:value-type="float">
            <text:p>32062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32268" calcext:value-type="float">
            <text:p>32268</text:p>
          </table:table-cell>
          <table:table-cell table:style-name="ce28" office:value-type="float" office:value="16976" calcext:value-type="float">
            <text:p>16976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17131" calcext:value-type="float">
            <text:p>17131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Landbouwarbeiders</text:p>
          </table:table-cell>
          <table:table-cell/>
          <table:table-cell table:style-name="ce23" office:value-type="float" office:value="6917" calcext:value-type="float">
            <text:p>6917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933" calcext:value-type="float">
            <text:p>6933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6" office:value-type="float" office:value="453" calcext:value-type="float">
            <text:p>453</text:p>
          </table:table-cell>
          <table:table-cell table:style-name="ce25"/>
          <table:table-cell table:number-columns-repeated="1008"/>
        </table:table-row>
        <table:table-row table:style-name="ro1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Overige handarbeiders </text:p>
          </table:table-cell>
          <table:table-cell/>
          <table:table-cell table:style-name="ce24" office:value-type="float" office:value="62186" calcext:value-type="float">
            <text:p>62186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62794" calcext:value-type="float">
            <text:p>62794</text:p>
          </table:table-cell>
          <table:table-cell table:style-name="ce29" office:value-type="float" office:value="20712" calcext:value-type="float">
            <text:p>20712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42" calcext:value-type="float">
            <text:p>42</text:p>
          </table:table-cell>
          <table:table-cell table:style-name="ce37" office:value-type="float" office:value="20984" calcext:value-type="float">
            <text:p>20984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7" office:value-type="string" calcext:value-type="string">
            <text:p><text:s text:c="28"/>Totaal</text:p>
          </table:table-cell>
          <table:table-cell/>
          <table:table-cell table:style-name="ce23" office:value-type="float" office:value="141148" calcext:value-type="float">
            <text:p>141148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559" calcext:value-type="float">
            <text:p>559</text:p>
          </table:table-cell>
          <table:table-cell table:style-name="ce28" office:value-type="float" office:value="328" calcext:value-type="float">
            <text:p>328</text:p>
          </table:table-cell>
          <table:table-cell table:style-name="ce28" office:value-type="float" office:value="142292" calcext:value-type="float">
            <text:p>142292</text:p>
          </table:table-cell>
          <table:table-cell table:style-name="ce28" office:value-type="float" office:value="51822" calcext:value-type="float">
            <text:p>51822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52335" calcext:value-type="float">
            <text:p>52335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Bedrijfshoofden Nijverheid</text:p>
          </table:table-cell>
          <table:table-cell/>
          <table:table-cell table:style-name="ce23" office:value-type="float" office:value="33598" calcext:value-type="float">
            <text:p>33598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34491" calcext:value-type="float">
            <text:p>34491</text:p>
          </table:table-cell>
          <table:table-cell table:style-name="ce28" office:value-type="float" office:value="2898" calcext:value-type="float">
            <text:p>2898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79" calcext:value-type="float">
            <text:p>79</text:p>
          </table:table-cell>
          <table:table-cell table:style-name="ce36" office:value-type="float" office:value="3088" calcext:value-type="float">
            <text:p>3088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Bedrijfshoofden Landbouw</text:p>
          </table:table-cell>
          <table:table-cell/>
          <table:table-cell table:style-name="ce23" office:value-type="float" office:value="22941" calcext:value-type="float">
            <text:p>2294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2970" calcext:value-type="float">
            <text:p>22970</text:p>
          </table:table-cell>
          <table:table-cell table:style-name="ce28" office:value-type="float" office:value="757" calcext:value-type="float">
            <text:p>757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6" office:value-type="float" office:value="757" calcext:value-type="float">
            <text:p>757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Bedrijfshoofden Winkels</text:p>
          </table:table-cell>
          <table:table-cell/>
          <table:table-cell table:style-name="ce23" office:value-type="float" office:value="15511" calcext:value-type="float">
            <text:p>15511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5656" calcext:value-type="float">
            <text:p>15656</text:p>
          </table:table-cell>
          <table:table-cell table:style-name="ce28" office:value-type="float" office:value="2498" calcext:value-type="float">
            <text:p>249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2540" calcext:value-type="float">
            <text:p>2540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6" office:value-type="string" calcext:value-type="string">
            <text:p>Bedrijfshoofden Overige</text:p>
          </table:table-cell>
          <table:table-cell/>
          <table:table-cell table:style-name="ce23" office:value-type="float" office:value="32610" calcext:value-type="float">
            <text:p>3261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33423" calcext:value-type="float">
            <text:p>33423</text:p>
          </table:table-cell>
          <table:table-cell table:style-name="ce28" office:value-type="float" office:value="2943" calcext:value-type="float">
            <text:p>2943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3056" calcext:value-type="float">
            <text:p>3056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Medew.gezinsleden</text:p>
          </table:table-cell>
          <table:table-cell/>
          <table:table-cell table:style-name="ce23" office:value-type="float" office:value="17305" calcext:value-type="float">
            <text:p>17305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7403" calcext:value-type="float">
            <text:p>17403</text:p>
          </table:table-cell>
          <table:table-cell table:style-name="ce28" office:value-type="float" office:value="21206" calcext:value-type="float">
            <text:p>21206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21455" calcext:value-type="float">
            <text:p>21455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Vrije beroepen</text:p>
          </table:table-cell>
          <table:table-cell/>
          <table:table-cell table:style-name="ce23" office:value-type="float" office:value="9588" calcext:value-type="float">
            <text:p>9588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9940" calcext:value-type="float">
            <text:p>9940</text:p>
          </table:table-cell>
          <table:table-cell table:style-name="ce28" office:value-type="float" office:value="1560" calcext:value-type="float">
            <text:p>156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1642" calcext:value-type="float">
            <text:p>1642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Employé's</text:p>
          </table:table-cell>
          <table:table-cell/>
          <table:table-cell table:style-name="ce23" office:value-type="float" office:value="119602" calcext:value-type="float">
            <text:p>119602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524" calcext:value-type="float">
            <text:p>524</text:p>
          </table:table-cell>
          <table:table-cell table:style-name="ce28" office:value-type="float" office:value="121024" calcext:value-type="float">
            <text:p>121024</text:p>
          </table:table-cell>
          <table:table-cell table:style-name="ce28" office:value-type="float" office:value="61017" calcext:value-type="float">
            <text:p>61017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276" calcext:value-type="float">
            <text:p>276</text:p>
          </table:table-cell>
          <table:table-cell table:style-name="ce36" office:value-type="float" office:value="62014" calcext:value-type="float">
            <text:p>62014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Landbouwarbeiders</text:p>
          </table:table-cell>
          <table:table-cell/>
          <table:table-cell table:style-name="ce23" office:value-type="float" office:value="21982" calcext:value-type="float">
            <text:p>21982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2149" calcext:value-type="float">
            <text:p>22149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218" calcext:value-type="float">
            <text:p>218</text:p>
          </table:table-cell>
          <table:table-cell table:style-name="ce25"/>
          <table:table-cell table:number-columns-repeated="1008"/>
        </table:table-row>
        <table:table-row table:style-name="ro1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Overige handarbeiders </text:p>
          </table:table-cell>
          <table:table-cell/>
          <table:table-cell table:style-name="ce24" office:value-type="float" office:value="214737" calcext:value-type="float">
            <text:p>214737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612" calcext:value-type="float">
            <text:p>612</text:p>
          </table:table-cell>
          <table:table-cell table:style-name="ce29" office:value-type="float" office:value="896" calcext:value-type="float">
            <text:p>896</text:p>
          </table:table-cell>
          <table:table-cell table:style-name="ce29" office:value-type="float" office:value="216831" calcext:value-type="float">
            <text:p>216831</text:p>
          </table:table-cell>
          <table:table-cell table:style-name="ce29" office:value-type="float" office:value="72906" calcext:value-type="float">
            <text:p>72906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315" calcext:value-type="float">
            <text:p>315</text:p>
          </table:table-cell>
          <table:table-cell table:style-name="ce37" office:value-type="float" office:value="74595" calcext:value-type="float">
            <text:p>74595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7" office:value-type="string" calcext:value-type="string">
            <text:p><text:s text:c="28"/>Totaal</text:p>
          </table:table-cell>
          <table:table-cell/>
          <table:table-cell table:style-name="ce23" office:value-type="float" office:value="487874" calcext:value-type="float">
            <text:p>487874</text:p>
          </table:table-cell>
          <table:table-cell table:style-name="ce28" office:value-type="float" office:value="899" calcext:value-type="float">
            <text:p>899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1995" calcext:value-type="float">
            <text:p>1995</text:p>
          </table:table-cell>
          <table:table-cell table:style-name="ce28" office:value-type="float" office:value="2522" calcext:value-type="float">
            <text:p>2522</text:p>
          </table:table-cell>
          <table:table-cell table:style-name="ce28" office:value-type="float" office:value="493887" calcext:value-type="float">
            <text:p>493887</text:p>
          </table:table-cell>
          <table:table-cell table:style-name="ce28" office:value-type="float" office:value="165992" calcext:value-type="float">
            <text:p>165992</text:p>
          </table:table-cell>
          <table:table-cell table:style-name="ce28" office:value-type="float" office:value="1347" calcext:value-type="float">
            <text:p>1347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848" calcext:value-type="float">
            <text:p>848</text:p>
          </table:table-cell>
          <table:table-cell table:style-name="ce36" office:value-type="float" office:value="169365" calcext:value-type="float">
            <text:p>169365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Bedrijfshoofden Nijverheid</text:p>
          </table:table-cell>
          <table:table-cell/>
          <table:table-cell table:style-name="ce23" office:value-type="float" office:value="38063" calcext:value-type="float">
            <text:p>38063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38585" calcext:value-type="float">
            <text:p>38585</text:p>
          </table:table-cell>
          <table:table-cell table:style-name="ce28" office:value-type="float" office:value="3645" calcext:value-type="float">
            <text:p>364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3727" calcext:value-type="float">
            <text:p>3727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Bedrijfshoofden Landbouw</text:p>
          </table:table-cell>
          <table:table-cell/>
          <table:table-cell table:style-name="ce23" office:value-type="float" office:value="27570" calcext:value-type="float">
            <text:p>2757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27588" calcext:value-type="float">
            <text:p>27588</text:p>
          </table:table-cell>
          <table:table-cell table:style-name="ce28" office:value-type="float" office:value="1076" calcext:value-type="float">
            <text:p>1076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6" office:value-type="float" office:value="1078" calcext:value-type="float">
            <text:p>1078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Bedrijfshoofden Winkels</text:p>
          </table:table-cell>
          <table:table-cell/>
          <table:table-cell table:style-name="ce23" office:value-type="float" office:value="18059" calcext:value-type="float">
            <text:p>18059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18213" calcext:value-type="float">
            <text:p>18213</text:p>
          </table:table-cell>
          <table:table-cell table:style-name="ce28" office:value-type="float" office:value="3045" calcext:value-type="float">
            <text:p>304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3079" calcext:value-type="float">
            <text:p>3079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6" office:value-type="string" calcext:value-type="string">
            <text:p>Bedrijfshoofden Overige</text:p>
          </table:table-cell>
          <table:table-cell/>
          <table:table-cell table:style-name="ce23" office:value-type="float" office:value="37224" calcext:value-type="float">
            <text:p>37224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37748" calcext:value-type="float">
            <text:p>37748</text:p>
          </table:table-cell>
          <table:table-cell table:style-name="ce28" office:value-type="float" office:value="3139" calcext:value-type="float">
            <text:p>3139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25" calcext:value-type="float">
            <text:p>25</text:p>
          </table:table-cell>
          <table:table-cell table:style-name="ce36" office:value-type="float" office:value="3256" calcext:value-type="float">
            <text:p>3256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Medew.gezinsleden</text:p>
          </table:table-cell>
          <table:table-cell/>
          <table:table-cell table:style-name="ce23" office:value-type="float" office:value="21380" calcext:value-type="float">
            <text:p>2138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1445" calcext:value-type="float">
            <text:p>21445</text:p>
          </table:table-cell>
          <table:table-cell table:style-name="ce28" office:value-type="float" office:value="26595" calcext:value-type="float">
            <text:p>26595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53" calcext:value-type="float">
            <text:p>53</text:p>
          </table:table-cell>
          <table:table-cell table:style-name="ce36" office:value-type="float" office:value="26800" calcext:value-type="float">
            <text:p>26800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Vrije beroepen</text:p>
          </table:table-cell>
          <table:table-cell/>
          <table:table-cell table:style-name="ce23" office:value-type="float" office:value="9053" calcext:value-type="float">
            <text:p>9053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9282" calcext:value-type="float">
            <text:p>9282</text:p>
          </table:table-cell>
          <table:table-cell table:style-name="ce28" office:value-type="float" office:value="1077" calcext:value-type="float">
            <text:p>107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1131" calcext:value-type="float">
            <text:p>1131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Employé's</text:p>
          </table:table-cell>
          <table:table-cell/>
          <table:table-cell table:style-name="ce23" office:value-type="float" office:value="148783" calcext:value-type="float">
            <text:p>148783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315" calcext:value-type="float">
            <text:p>315</text:p>
          </table:table-cell>
          <table:table-cell table:style-name="ce28" office:value-type="float" office:value="149886" calcext:value-type="float">
            <text:p>149886</text:p>
          </table:table-cell>
          <table:table-cell table:style-name="ce28" office:value-type="float" office:value="79340" calcext:value-type="float">
            <text:p>79340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155" calcext:value-type="float">
            <text:p>155</text:p>
          </table:table-cell>
          <table:table-cell table:style-name="ce36" office:value-type="float" office:value="80154" calcext:value-type="float">
            <text:p>80154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Landbouwarbeiders</text:p>
          </table:table-cell>
          <table:table-cell/>
          <table:table-cell table:style-name="ce23" office:value-type="float" office:value="38600" calcext:value-type="float">
            <text:p>3860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8683" calcext:value-type="float">
            <text:p>38683</text:p>
          </table:table-cell>
          <table:table-cell table:style-name="ce28" office:value-type="float" office:value="747" calcext:value-type="float">
            <text:p>747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748" calcext:value-type="float">
            <text:p>748</text:p>
          </table:table-cell>
          <table:table-cell table:style-name="ce25"/>
          <table:table-cell table:number-columns-repeated="1008"/>
        </table:table-row>
        <table:table-row table:style-name="ro1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Overige handarbeiders </text:p>
          </table:table-cell>
          <table:table-cell/>
          <table:table-cell table:style-name="ce24" office:value-type="float" office:value="291169" calcext:value-type="float">
            <text:p>291169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1071" calcext:value-type="float">
            <text:p>1071</text:p>
          </table:table-cell>
          <table:table-cell table:style-name="ce29" office:value-type="float" office:value="293714" calcext:value-type="float">
            <text:p>293714</text:p>
          </table:table-cell>
          <table:table-cell table:style-name="ce29" office:value-type="float" office:value="81092" calcext:value-type="float">
            <text:p>81092</text:p>
          </table:table-cell>
          <table:table-cell table:style-name="ce29" office:value-type="float" office:value="578" calcext:value-type="float">
            <text:p>578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461" calcext:value-type="float">
            <text:p>461</text:p>
          </table:table-cell>
          <table:table-cell table:style-name="ce29" office:value-type="float" office:value="174" calcext:value-type="float">
            <text:p>174</text:p>
          </table:table-cell>
          <table:table-cell table:style-name="ce37" office:value-type="float" office:value="82423" calcext:value-type="float">
            <text:p>82423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7" office:value-type="string" calcext:value-type="string">
            <text:p><text:s text:c="28"/>Totaal</text:p>
          </table:table-cell>
          <table:table-cell/>
          <table:table-cell table:style-name="ce23" office:value-type="float" office:value="629901" calcext:value-type="float">
            <text:p>629901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1894" calcext:value-type="float">
            <text:p>1894</text:p>
          </table:table-cell>
          <table:table-cell table:style-name="ce28" office:value-type="float" office:value="1869" calcext:value-type="float">
            <text:p>1869</text:p>
          </table:table-cell>
          <table:table-cell table:style-name="ce28" office:value-type="float" office:value="635144" calcext:value-type="float">
            <text:p>635144</text:p>
          </table:table-cell>
          <table:table-cell table:style-name="ce28" office:value-type="float" office:value="199756" calcext:value-type="float">
            <text:p>199756</text:p>
          </table:table-cell>
          <table:table-cell table:style-name="ce28" office:value-type="float" office:value="924" calcext:value-type="float">
            <text:p>924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932" calcext:value-type="float">
            <text:p>932</text:p>
          </table:table-cell>
          <table:table-cell table:style-name="ce28" office:value-type="float" office:value="452" calcext:value-type="float">
            <text:p>452</text:p>
          </table:table-cell>
          <table:table-cell table:style-name="ce36" office:value-type="float" office:value="202396" calcext:value-type="float">
            <text:p>202396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Bedrijfshoofden Nijverheid</text:p>
          </table:table-cell>
          <table:table-cell/>
          <table:table-cell table:style-name="ce23" office:value-type="float" office:value="5375" calcext:value-type="float">
            <text:p>537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5666" calcext:value-type="float">
            <text:p>5666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284" calcext:value-type="float">
            <text:p>284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Bedrijfshoofden Landbouw</text:p>
          </table:table-cell>
          <table:table-cell/>
          <table:table-cell table:style-name="ce23" office:value-type="float" office:value="9991" calcext:value-type="float">
            <text:p>999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0247" calcext:value-type="float">
            <text:p>10247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564" calcext:value-type="float">
            <text:p>564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Bedrijfshoofden Winkels</text:p>
          </table:table-cell>
          <table:table-cell/>
          <table:table-cell table:style-name="ce23" office:value-type="float" office:value="1840" calcext:value-type="float">
            <text:p>184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872" calcext:value-type="float">
            <text:p>1872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6" office:value-type="float" office:value="703" calcext:value-type="float">
            <text:p>703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6" office:value-type="string" calcext:value-type="string">
            <text:p>Bedrijfshoofden Overige</text:p>
          </table:table-cell>
          <table:table-cell/>
          <table:table-cell table:style-name="ce23" office:value-type="float" office:value="4862" calcext:value-type="float">
            <text:p>486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4971" calcext:value-type="float">
            <text:p>4971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6" office:value-type="float" office:value="389" calcext:value-type="float">
            <text:p>389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Medew.gezinsleden</text:p>
          </table:table-cell>
          <table:table-cell/>
          <table:table-cell table:style-name="ce23" office:value-type="float" office:value="5820" calcext:value-type="float">
            <text:p>582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023" calcext:value-type="float">
            <text:p>6023</text:p>
          </table:table-cell>
          <table:table-cell table:style-name="ce28" office:value-type="float" office:value="8689" calcext:value-type="float">
            <text:p>868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8980" calcext:value-type="float">
            <text:p>8980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Vrije beroepen</text:p>
          </table:table-cell>
          <table:table-cell/>
          <table:table-cell table:style-name="ce23" office:value-type="float" office:value="465" calcext:value-type="float">
            <text:p>46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481" calcext:value-type="float">
            <text:p>481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float" office:value="51" calcext:value-type="float">
            <text:p>51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Employé's</text:p>
          </table:table-cell>
          <table:table-cell/>
          <table:table-cell table:style-name="ce23" office:value-type="float" office:value="11007" calcext:value-type="float">
            <text:p>1100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1137" calcext:value-type="float">
            <text:p>11137</text:p>
          </table:table-cell>
          <table:table-cell table:style-name="ce28" office:value-type="float" office:value="4005" calcext:value-type="float">
            <text:p>4005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4084" calcext:value-type="float">
            <text:p>4084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Landbouwarbeiders</text:p>
          </table:table-cell>
          <table:table-cell/>
          <table:table-cell table:style-name="ce23" office:value-type="float" office:value="14488" calcext:value-type="float">
            <text:p>1448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04" calcext:value-type="float">
            <text:p>40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4922" calcext:value-type="float">
            <text:p>14922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929" calcext:value-type="float">
            <text:p>929</text:p>
          </table:table-cell>
          <table:table-cell table:style-name="ce25"/>
          <table:table-cell table:number-columns-repeated="1008"/>
        </table:table-row>
        <table:table-row table:style-name="ro1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Overige handarbeiders </text:p>
          </table:table-cell>
          <table:table-cell/>
          <table:table-cell table:style-name="ce24" office:value-type="float" office:value="22894" calcext:value-type="float">
            <text:p>22894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657" calcext:value-type="float">
            <text:p>657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3792" calcext:value-type="float">
            <text:p>23792</text:p>
          </table:table-cell>
          <table:table-cell table:style-name="ce29" office:value-type="float" office:value="6795" calcext:value-type="float">
            <text:p>6795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37" office:value-type="float" office:value="7011" calcext:value-type="float">
            <text:p>7011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7" office:value-type="string" calcext:value-type="string">
            <text:p><text:s text:c="28"/>Totaal</text:p>
          </table:table-cell>
          <table:table-cell/>
          <table:table-cell table:style-name="ce23" office:value-type="float" office:value="76742" calcext:value-type="float">
            <text:p>7674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992" calcext:value-type="float">
            <text:p>1992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79111" calcext:value-type="float">
            <text:p>79111</text:p>
          </table:table-cell>
          <table:table-cell table:style-name="ce28" office:value-type="float" office:value="22320" calcext:value-type="float">
            <text:p>22320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22995" calcext:value-type="float">
            <text:p>22995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Bedrijfshoofden Nijverheid</text:p>
          </table:table-cell>
          <table:table-cell/>
          <table:table-cell table:style-name="ce23" office:value-type="float" office:value="20447" calcext:value-type="float">
            <text:p>20447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20739" calcext:value-type="float">
            <text:p>20739</text:p>
          </table:table-cell>
          <table:table-cell table:style-name="ce28" office:value-type="float" office:value="1772" calcext:value-type="float">
            <text:p>1772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36" office:value-type="float" office:value="1806" calcext:value-type="float">
            <text:p>1806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Bedrijfshoofden Landbouw</text:p>
          </table:table-cell>
          <table:table-cell/>
          <table:table-cell table:style-name="ce23" office:value-type="float" office:value="33717" calcext:value-type="float">
            <text:p>33717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34000" calcext:value-type="float">
            <text:p>34000</text:p>
          </table:table-cell>
          <table:table-cell table:style-name="ce28" office:value-type="float" office:value="2417" calcext:value-type="float">
            <text:p>241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2430" calcext:value-type="float">
            <text:p>2430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Bedrijfshoofden Winkels</text:p>
          </table:table-cell>
          <table:table-cell/>
          <table:table-cell table:style-name="ce23" office:value-type="float" office:value="6572" calcext:value-type="float">
            <text:p>657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6643" calcext:value-type="float">
            <text:p>6643</text:p>
          </table:table-cell>
          <table:table-cell table:style-name="ce28" office:value-type="float" office:value="1842" calcext:value-type="float">
            <text:p>184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6" office:value-type="float" office:value="1856" calcext:value-type="float">
            <text:p>1856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 table:style-name="ce16" office:value-type="string" calcext:value-type="string">
            <text:p>Bedrijfshoofden Overige</text:p>
          </table:table-cell>
          <table:table-cell/>
          <table:table-cell table:style-name="ce23" office:value-type="float" office:value="12881" calcext:value-type="float">
            <text:p>12881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3034" calcext:value-type="float">
            <text:p>13034</text:p>
          </table:table-cell>
          <table:table-cell table:style-name="ce28" office:value-type="float" office:value="971" calcext:value-type="float">
            <text:p>97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991" calcext:value-type="float">
            <text:p>991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Medew.gezinsleden</text:p>
          </table:table-cell>
          <table:table-cell/>
          <table:table-cell table:style-name="ce23" office:value-type="float" office:value="30832" calcext:value-type="float">
            <text:p>3083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31098" calcext:value-type="float">
            <text:p>31098</text:p>
          </table:table-cell>
          <table:table-cell table:style-name="ce28" office:value-type="float" office:value="37270" calcext:value-type="float">
            <text:p>37270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87" calcext:value-type="float">
            <text:p>287</text:p>
          </table:table-cell>
          <table:table-cell table:number-columns-repeated="2" table:style-name="ce28" office:value-type="float" office:value="26" calcext:value-type="float">
            <text:p>26</text:p>
          </table:table-cell>
          <table:table-cell table:style-name="ce36" office:value-type="float" office:value="37642" calcext:value-type="float">
            <text:p>37642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Vrije beroepen</text:p>
          </table:table-cell>
          <table:table-cell/>
          <table:table-cell table:style-name="ce23" office:value-type="float" office:value="2417" calcext:value-type="float">
            <text:p>241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461" calcext:value-type="float">
            <text:p>2461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float" office:value="131" calcext:value-type="float">
            <text:p>131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Employé's</text:p>
          </table:table-cell>
          <table:table-cell/>
          <table:table-cell table:style-name="ce23" office:value-type="float" office:value="50517" calcext:value-type="float">
            <text:p>50517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50999" calcext:value-type="float">
            <text:p>50999</text:p>
          </table:table-cell>
          <table:table-cell table:style-name="ce28" office:value-type="float" office:value="23712" calcext:value-type="float">
            <text:p>23712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24165" calcext:value-type="float">
            <text:p>24165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Landbouwarbeiders</text:p>
          </table:table-cell>
          <table:table-cell/>
          <table:table-cell table:style-name="ce23" office:value-type="float" office:value="18249" calcext:value-type="float">
            <text:p>18249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8397" calcext:value-type="float">
            <text:p>18397</text:p>
          </table:table-cell>
          <table:table-cell table:style-name="ce28" office:value-type="float" office:value="1368" calcext:value-type="float">
            <text:p>136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6" office:value-type="float" office:value="1378" calcext:value-type="float">
            <text:p>1378</text:p>
          </table:table-cell>
          <table:table-cell table:style-name="ce25"/>
          <table:table-cell table:number-columns-repeated="1008"/>
        </table:table-row>
        <table:table-row table:style-name="ro1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Overige handarbeiders </text:p>
          </table:table-cell>
          <table:table-cell/>
          <table:table-cell table:style-name="ce24" office:value-type="float" office:value="138072" calcext:value-type="float">
            <text:p>138072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256" calcext:value-type="float">
            <text:p>1256</text:p>
          </table:table-cell>
          <table:table-cell table:style-name="ce29" office:value-type="float" office:value="542" calcext:value-type="float">
            <text:p>542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40193" calcext:value-type="float">
            <text:p>140193</text:p>
          </table:table-cell>
          <table:table-cell table:style-name="ce29" office:value-type="float" office:value="45017" calcext:value-type="float">
            <text:p>45017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44" calcext:value-type="float">
            <text:p>44</text:p>
          </table:table-cell>
          <table:table-cell table:style-name="ce37" office:value-type="float" office:value="45750" calcext:value-type="float">
            <text:p>45750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 table:style-name="ce17" office:value-type="string" calcext:value-type="string">
            <text:p><text:s text:c="28"/>Totaal</text:p>
          </table:table-cell>
          <table:table-cell/>
          <table:table-cell table:style-name="ce23" office:value-type="float" office:value="313704" calcext:value-type="float">
            <text:p>313704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2346" calcext:value-type="float">
            <text:p>2346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317564" calcext:value-type="float">
            <text:p>317564</text:p>
          </table:table-cell>
          <table:table-cell table:style-name="ce28" office:value-type="float" office:value="114497" calcext:value-type="float">
            <text:p>114497</text:p>
          </table:table-cell>
          <table:table-cell table:style-name="ce28" office:value-type="float" office:value="482" calcext:value-type="float">
            <text:p>482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103" calcext:value-type="float">
            <text:p>103</text:p>
          </table:table-cell>
          <table:table-cell table:style-name="ce36" office:value-type="float" office:value="116149" calcext:value-type="float">
            <text:p>116149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Bedrijfshoofden Nijverheid</text:p>
          </table:table-cell>
          <table:table-cell/>
          <table:table-cell table:style-name="ce23" office:value-type="float" office:value="10668" calcext:value-type="float">
            <text:p>10668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08" calcext:value-type="float">
            <text:p>108</text:p>
          </table:table-cell>
          <table:table-cell table:number-columns-repeated="2" table:style-name="ce28" office:value-type="float" office:value="76" calcext:value-type="float">
            <text:p>76</text:p>
          </table:table-cell>
          <table:table-cell table:style-name="ce28" office:value-type="float" office:value="11063" calcext:value-type="float">
            <text:p>11063</text:p>
          </table:table-cell>
          <table:table-cell table:style-name="ce28" office:value-type="float" office:value="1501" calcext:value-type="float">
            <text:p>1501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1565" calcext:value-type="float">
            <text:p>1565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Bedrijfshoofden Landbouw</text:p>
          </table:table-cell>
          <table:table-cell/>
          <table:table-cell table:style-name="ce23" office:value-type="float" office:value="17531" calcext:value-type="float">
            <text:p>17531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7825" calcext:value-type="float">
            <text:p>17825</text:p>
          </table:table-cell>
          <table:table-cell table:style-name="ce28" office:value-type="float" office:value="1745" calcext:value-type="float">
            <text:p>1745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1767" calcext:value-type="float">
            <text:p>1767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Bedrijfshoofden Winkels</text:p>
          </table:table-cell>
          <table:table-cell/>
          <table:table-cell table:style-name="ce23" office:value-type="float" office:value="3585" calcext:value-type="float">
            <text:p>3585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729" calcext:value-type="float">
            <text:p>3729</text:p>
          </table:table-cell>
          <table:table-cell table:style-name="ce28" office:value-type="float" office:value="1174" calcext:value-type="float">
            <text:p>117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1217" calcext:value-type="float">
            <text:p>1217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ce16" office:value-type="string" calcext:value-type="string">
            <text:p>Bedrijfshoofden Overige</text:p>
          </table:table-cell>
          <table:table-cell/>
          <table:table-cell table:style-name="ce23" office:value-type="float" office:value="6649" calcext:value-type="float">
            <text:p>6649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6895" calcext:value-type="float">
            <text:p>6895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618" calcext:value-type="float">
            <text:p>618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Medew.gezinsleden</text:p>
          </table:table-cell>
          <table:table-cell/>
          <table:table-cell table:style-name="ce23" office:value-type="float" office:value="14930" calcext:value-type="float">
            <text:p>14930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15221" calcext:value-type="float">
            <text:p>15221</text:p>
          </table:table-cell>
          <table:table-cell table:style-name="ce28" office:value-type="float" office:value="23942" calcext:value-type="float">
            <text:p>23942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24422" calcext:value-type="float">
            <text:p>24422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Vrije beroepen</text:p>
          </table:table-cell>
          <table:table-cell/>
          <table:table-cell table:style-name="ce23" office:value-type="float" office:value="1475" calcext:value-type="float">
            <text:p>147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531" calcext:value-type="float">
            <text:p>1531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71" calcext:value-type="float">
            <text:p>71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Employé's</text:p>
          </table:table-cell>
          <table:table-cell/>
          <table:table-cell table:style-name="ce23" office:value-type="float" office:value="29203" calcext:value-type="float">
            <text:p>29203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29671" calcext:value-type="float">
            <text:p>29671</text:p>
          </table:table-cell>
          <table:table-cell table:style-name="ce28" office:value-type="float" office:value="11872" calcext:value-type="float">
            <text:p>11872</text:p>
          </table:table-cell>
          <table:table-cell table:style-name="ce28" office:value-type="float" office:value="448" calcext:value-type="float">
            <text:p>448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12549" calcext:value-type="float">
            <text:p>12549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Landbouwarbeiders</text:p>
          </table:table-cell>
          <table:table-cell/>
          <table:table-cell table:style-name="ce23" office:value-type="float" office:value="7077" calcext:value-type="float">
            <text:p>7077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56" calcext:value-type="float">
            <text:p>56</text:p>
          </table:table-cell>
          <table:table-cell table:number-columns-repeated="2" table:style-name="ce28" office:value-type="float" office:value="34" calcext:value-type="float">
            <text:p>34</text:p>
          </table:table-cell>
          <table:table-cell table:style-name="ce28" office:value-type="float" office:value="7259" calcext:value-type="float">
            <text:p>7259</text:p>
          </table:table-cell>
          <table:table-cell table:style-name="ce28" office:value-type="float" office:value="907" calcext:value-type="float">
            <text:p>907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952" calcext:value-type="float">
            <text:p>952</text:p>
          </table:table-cell>
          <table:table-cell table:style-name="ce25"/>
          <table:table-cell table:number-columns-repeated="1008"/>
        </table:table-row>
        <table:table-row table:style-name="ro1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Overige handarbeiders </text:p>
          </table:table-cell>
          <table:table-cell/>
          <table:table-cell table:style-name="ce24" office:value-type="float" office:value="89336" calcext:value-type="float">
            <text:p>89336</text:p>
          </table:table-cell>
          <table:table-cell table:style-name="ce29" office:value-type="float" office:value="1019" calcext:value-type="float">
            <text:p>1019</text:p>
          </table:table-cell>
          <table:table-cell table:style-name="ce29" office:value-type="float" office:value="960" calcext:value-type="float">
            <text:p>960</text:p>
          </table:table-cell>
          <table:table-cell table:style-name="ce29" office:value-type="float" office:value="1639" calcext:value-type="float">
            <text:p>1639</text:p>
          </table:table-cell>
          <table:table-cell table:style-name="ce29" office:value-type="float" office:value="1018" calcext:value-type="float">
            <text:p>1018</text:p>
          </table:table-cell>
          <table:table-cell table:style-name="ce29" office:value-type="float" office:value="93972" calcext:value-type="float">
            <text:p>93972</text:p>
          </table:table-cell>
          <table:table-cell table:style-name="ce29" office:value-type="float" office:value="20968" calcext:value-type="float">
            <text:p>20968</text:p>
          </table:table-cell>
          <table:table-cell table:style-name="ce29" office:value-type="float" office:value="984" calcext:value-type="float">
            <text:p>984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139" calcext:value-type="float">
            <text:p>139</text:p>
          </table:table-cell>
          <table:table-cell table:style-name="ce37" office:value-type="float" office:value="22712" calcext:value-type="float">
            <text:p>22712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ce17" office:value-type="string" calcext:value-type="string">
            <text:p><text:s text:c="28"/>Totaal</text:p>
          </table:table-cell>
          <table:table-cell/>
          <table:table-cell table:style-name="ce23" office:value-type="float" office:value="180454" calcext:value-type="float">
            <text:p>180454</text:p>
          </table:table-cell>
          <table:table-cell table:style-name="ce28" office:value-type="float" office:value="1564" calcext:value-type="float">
            <text:p>1564</text:p>
          </table:table-cell>
          <table:table-cell table:style-name="ce28" office:value-type="float" office:value="1745" calcext:value-type="float">
            <text:p>1745</text:p>
          </table:table-cell>
          <table:table-cell table:style-name="ce28" office:value-type="float" office:value="1938" calcext:value-type="float">
            <text:p>1938</text:p>
          </table:table-cell>
          <table:table-cell table:style-name="ce28" office:value-type="float" office:value="1465" calcext:value-type="float">
            <text:p>1465</text:p>
          </table:table-cell>
          <table:table-cell table:style-name="ce28" office:value-type="float" office:value="187166" calcext:value-type="float">
            <text:p>187166</text:p>
          </table:table-cell>
          <table:table-cell table:style-name="ce28" office:value-type="float" office:value="62764" calcext:value-type="float">
            <text:p>62764</text:p>
          </table:table-cell>
          <table:table-cell table:style-name="ce28" office:value-type="float" office:value="1620" calcext:value-type="float">
            <text:p>1620</text:p>
          </table:table-cell>
          <table:table-cell table:style-name="ce28" office:value-type="float" office:value="683" calcext:value-type="float">
            <text:p>683</text:p>
          </table:table-cell>
          <table:table-cell table:style-name="ce28" office:value-type="float" office:value="501" calcext:value-type="float">
            <text:p>501</text:p>
          </table:table-cell>
          <table:table-cell table:style-name="ce28" office:value-type="float" office:value="305" calcext:value-type="float">
            <text:p>305</text:p>
          </table:table-cell>
          <table:table-cell table:style-name="ce36" office:value-type="float" office:value="65873" calcext:value-type="float">
            <text:p>65873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Bedrijfshoofden Nijverheid</text:p>
          </table:table-cell>
          <table:table-cell/>
          <table:table-cell table:style-name="ce23" office:value-type="float" office:value="14248" calcext:value-type="float">
            <text:p>14248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14930" calcext:value-type="float">
            <text:p>14930</text:p>
          </table:table-cell>
          <table:table-cell table:style-name="ce28" office:value-type="float" office:value="1527" calcext:value-type="float">
            <text:p>1527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71" calcext:value-type="float">
            <text:p>71</text:p>
          </table:table-cell>
          <table:table-cell table:style-name="ce36" office:value-type="float" office:value="1686" calcext:value-type="float">
            <text:p>1686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Bedrijfshoofden Landbouw</text:p>
          </table:table-cell>
          <table:table-cell/>
          <table:table-cell table:style-name="ce23" office:value-type="float" office:value="899" calcext:value-type="float">
            <text:p>899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01" calcext:value-type="float">
            <text:p>901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6" office:value-type="float" office:value="34" calcext:value-type="float">
            <text:p>34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Bedrijfshoofden Winkels</text:p>
          </table:table-cell>
          <table:table-cell/>
          <table:table-cell table:style-name="ce23" office:value-type="float" office:value="7047" calcext:value-type="float">
            <text:p>704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7151" calcext:value-type="float">
            <text:p>7151</text:p>
          </table:table-cell>
          <table:table-cell table:style-name="ce28" office:value-type="float" office:value="1004" calcext:value-type="float">
            <text:p>1004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1035" calcext:value-type="float">
            <text:p>1035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AMSTERDAM</text:p>
          </table:table-cell>
          <table:table-cell table:style-name="ce16" office:value-type="string" calcext:value-type="string">
            <text:p>Bedrijfshoofden Overige</text:p>
          </table:table-cell>
          <table:table-cell/>
          <table:table-cell table:style-name="ce23" office:value-type="float" office:value="14535" calcext:value-type="float">
            <text:p>14535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15186" calcext:value-type="float">
            <text:p>15186</text:p>
          </table:table-cell>
          <table:table-cell table:style-name="ce28" office:value-type="float" office:value="1734" calcext:value-type="float">
            <text:p>1734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837" calcext:value-type="float">
            <text:p>1837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Medew.gezinsleden</text:p>
          </table:table-cell>
          <table:table-cell/>
          <table:table-cell table:style-name="ce23" office:value-type="float" office:value="2657" calcext:value-type="float">
            <text:p>2657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708" calcext:value-type="float">
            <text:p>2708</text:p>
          </table:table-cell>
          <table:table-cell table:style-name="ce28" office:value-type="float" office:value="6366" calcext:value-type="float">
            <text:p>6366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77" calcext:value-type="float">
            <text:p>77</text:p>
          </table:table-cell>
          <table:table-cell table:style-name="ce36" office:value-type="float" office:value="6534" calcext:value-type="float">
            <text:p>6534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Vrije beroepen</text:p>
          </table:table-cell>
          <table:table-cell/>
          <table:table-cell table:style-name="ce23" office:value-type="float" office:value="5347" calcext:value-type="float">
            <text:p>5347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5607" calcext:value-type="float">
            <text:p>5607</text:p>
          </table:table-cell>
          <table:table-cell table:style-name="ce28" office:value-type="float" office:value="1049" calcext:value-type="float">
            <text:p>1049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109" calcext:value-type="float">
            <text:p>1109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Employé's</text:p>
          </table:table-cell>
          <table:table-cell/>
          <table:table-cell table:style-name="ce23" office:value-type="float" office:value="63058" calcext:value-type="float">
            <text:p>63058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64133" calcext:value-type="float">
            <text:p>64133</text:p>
          </table:table-cell>
          <table:table-cell table:style-name="ce28" office:value-type="float" office:value="34230" calcext:value-type="float">
            <text:p>34230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227" calcext:value-type="float">
            <text:p>227</text:p>
          </table:table-cell>
          <table:table-cell table:style-name="ce36" office:value-type="float" office:value="34893" calcext:value-type="float">
            <text:p>34893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Landbouwarbeiders</text:p>
          </table:table-cell>
          <table:table-cell/>
          <table:table-cell table:style-name="ce23" office:value-type="float" office:value="1835" calcext:value-type="float">
            <text:p>183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866" calcext:value-type="float">
            <text:p>1866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25"/>
          <table:table-cell table:number-columns-repeated="1008"/>
        </table:table-row>
        <table:table-row table:style-name="ro1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Overige handarbeiders </text:p>
          </table:table-cell>
          <table:table-cell/>
          <table:table-cell table:style-name="ce24" office:value-type="float" office:value="113571" calcext:value-type="float">
            <text:p>113571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469" calcext:value-type="float">
            <text:p>469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115178" calcext:value-type="float">
            <text:p>115178</text:p>
          </table:table-cell>
          <table:table-cell table:style-name="ce29" office:value-type="float" office:value="38123" calcext:value-type="float">
            <text:p>38123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235" calcext:value-type="float">
            <text:p>235</text:p>
          </table:table-cell>
          <table:table-cell table:style-name="ce37" office:value-type="float" office:value="39194" calcext:value-type="float">
            <text:p>39194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AMSTERDAM</text:p>
          </table:table-cell>
          <table:table-cell table:style-name="ce17" office:value-type="string" calcext:value-type="string">
            <text:p><text:s text:c="28"/>Totaal</text:p>
          </table:table-cell>
          <table:table-cell/>
          <table:table-cell table:style-name="ce23" office:value-type="float" office:value="223197" calcext:value-type="float">
            <text:p>223197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1486" calcext:value-type="float">
            <text:p>1486</text:p>
          </table:table-cell>
          <table:table-cell table:style-name="ce28" office:value-type="float" office:value="2052" calcext:value-type="float">
            <text:p>2052</text:p>
          </table:table-cell>
          <table:table-cell table:style-name="ce28" office:value-type="float" office:value="227660" calcext:value-type="float">
            <text:p>227660</text:p>
          </table:table-cell>
          <table:table-cell table:style-name="ce28" office:value-type="float" office:value="84087" calcext:value-type="float">
            <text:p>84087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622" calcext:value-type="float">
            <text:p>622</text:p>
          </table:table-cell>
          <table:table-cell table:style-name="ce28" office:value-type="float" office:value="676" calcext:value-type="float">
            <text:p>676</text:p>
          </table:table-cell>
          <table:table-cell table:style-name="ce36" office:value-type="float" office:value="86342" calcext:value-type="float">
            <text:p>86342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Bedrijfshoofden Nijverheid</text:p>
          </table:table-cell>
          <table:table-cell/>
          <table:table-cell table:style-name="ce23" office:value-type="float" office:value="9194" calcext:value-type="float">
            <text:p>9194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9347" calcext:value-type="float">
            <text:p>9347</text:p>
          </table:table-cell>
          <table:table-cell table:style-name="ce28" office:value-type="float" office:value="1093" calcext:value-type="float">
            <text:p>1093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109" calcext:value-type="float">
            <text:p>1109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Bedrijfshoofden Landbouw</text:p>
          </table:table-cell>
          <table:table-cell/>
          <table:table-cell table:style-name="ce23" office:value-type="float" office:value="1083" calcext:value-type="float">
            <text:p>108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085" calcext:value-type="float">
            <text:p>1085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6" office:value-type="float" office:value="27" calcext:value-type="float">
            <text:p>27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Bedrijfshoofden Winkels</text:p>
          </table:table-cell>
          <table:table-cell/>
          <table:table-cell table:style-name="ce23" office:value-type="float" office:value="4656" calcext:value-type="float">
            <text:p>465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4696" calcext:value-type="float">
            <text:p>4696</text:p>
          </table:table-cell>
          <table:table-cell table:style-name="ce28" office:value-type="float" office:value="671" calcext:value-type="float">
            <text:p>671</text:p>
          </table:table-cell>
          <table:table-cell table:style-name="ce33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679" calcext:value-type="float">
            <text:p>679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 table:style-name="ce16" office:value-type="string" calcext:value-type="string">
            <text:p>Bedrijfshoofden Overige</text:p>
          </table:table-cell>
          <table:table-cell/>
          <table:table-cell table:style-name="ce23" office:value-type="float" office:value="11015" calcext:value-type="float">
            <text:p>11015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11209" calcext:value-type="float">
            <text:p>11209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783" calcext:value-type="float">
            <text:p>783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Medew.gezinsleden</text:p>
          </table:table-cell>
          <table:table-cell/>
          <table:table-cell table:style-name="ce23" office:value-type="float" office:value="2245" calcext:value-type="float">
            <text:p>224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262" calcext:value-type="float">
            <text:p>2262</text:p>
          </table:table-cell>
          <table:table-cell table:style-name="ce28" office:value-type="float" office:value="4437" calcext:value-type="float">
            <text:p>4437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4504" calcext:value-type="float">
            <text:p>4504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Vrije beroepen</text:p>
          </table:table-cell>
          <table:table-cell/>
          <table:table-cell table:style-name="ce23" office:value-type="float" office:value="2562" calcext:value-type="float">
            <text:p>256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610" calcext:value-type="float">
            <text:p>2610</text:p>
          </table:table-cell>
          <table:table-cell table:style-name="ce28" office:value-type="float" office:value="193" calcext:value-type="float">
            <text:p>193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97" calcext:value-type="float">
            <text:p>197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Employé's</text:p>
          </table:table-cell>
          <table:table-cell/>
          <table:table-cell table:style-name="ce23" office:value-type="float" office:value="45865" calcext:value-type="float">
            <text:p>45865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46288" calcext:value-type="float">
            <text:p>46288</text:p>
          </table:table-cell>
          <table:table-cell table:style-name="ce28" office:value-type="float" office:value="23066" calcext:value-type="float">
            <text:p>23066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23269" calcext:value-type="float">
            <text:p>23269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Landbouwarbeiders</text:p>
          </table:table-cell>
          <table:table-cell/>
          <table:table-cell table:style-name="ce23" office:value-type="float" office:value="2113" calcext:value-type="float">
            <text:p>211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125" calcext:value-type="float">
            <text:p>2125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6" office:value-type="float" office:value="27" calcext:value-type="float">
            <text:p>27</text:p>
          </table:table-cell>
          <table:table-cell table:style-name="ce25"/>
          <table:table-cell table:number-columns-repeated="1008"/>
        </table:table-row>
        <table:table-row table:style-name="ro1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Overige handarbeiders </text:p>
          </table:table-cell>
          <table:table-cell/>
          <table:table-cell table:style-name="ce24" office:value-type="float" office:value="103558" calcext:value-type="float">
            <text:p>103558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float" office:value="482" calcext:value-type="float">
            <text:p>482</text:p>
          </table:table-cell>
          <table:table-cell table:style-name="ce29" office:value-type="float" office:value="104646" calcext:value-type="float">
            <text:p>104646</text:p>
          </table:table-cell>
          <table:table-cell table:style-name="ce29" office:value-type="float" office:value="22173" calcext:value-type="float">
            <text:p>22173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61" calcext:value-type="float">
            <text:p>61</text:p>
          </table:table-cell>
          <table:table-cell table:style-name="ce37" office:value-type="float" office:value="22458" calcext:value-type="float">
            <text:p>22458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 table:style-name="ce17" office:value-type="string" calcext:value-type="string">
            <text:p><text:s text:c="28"/>Totaal</text:p>
          </table:table-cell>
          <table:table-cell/>
          <table:table-cell table:style-name="ce23" office:value-type="float" office:value="182291" calcext:value-type="float">
            <text:p>182291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643" calcext:value-type="float">
            <text:p>643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184268" calcext:value-type="float">
            <text:p>184268</text:p>
          </table:table-cell>
          <table:table-cell table:style-name="ce28" office:value-type="float" office:value="52436" calcext:value-type="float">
            <text:p>52436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31" calcext:value-type="float">
            <text:p>131</text:p>
          </table:table-cell>
          <table:table-cell table:style-name="ce36" office:value-type="float" office:value="53053" calcext:value-type="float">
            <text:p>53053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Bedrijfshoofden Nijverheid</text:p>
          </table:table-cell>
          <table:table-cell/>
          <table:table-cell table:style-name="ce23" office:value-type="float" office:value="9324" calcext:value-type="float">
            <text:p>9324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9543" calcext:value-type="float">
            <text:p>9543</text:p>
          </table:table-cell>
          <table:table-cell table:style-name="ce28" office:value-type="float" office:value="1169" calcext:value-type="float">
            <text:p>1169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1217" calcext:value-type="float">
            <text:p>1217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Bedrijfshoofden Landbouw</text:p>
          </table:table-cell>
          <table:table-cell/>
          <table:table-cell table:style-name="ce23" office:value-type="float" office:value="664" calcext:value-type="float">
            <text:p>664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6" office:value-type="float" office:value="14" calcext:value-type="float">
            <text:p>14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Bedrijfshoofden Winkels</text:p>
          </table:table-cell>
          <table:table-cell/>
          <table:table-cell table:style-name="ce23" office:value-type="float" office:value="4657" calcext:value-type="float">
            <text:p>4657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4738" calcext:value-type="float">
            <text:p>4738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790" calcext:value-type="float">
            <text:p>790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6" office:value-type="string" calcext:value-type="string">
            <text:p>Bedrijfshoofden Overige</text:p>
          </table:table-cell>
          <table:table-cell/>
          <table:table-cell table:style-name="ce23" office:value-type="float" office:value="8184" calcext:value-type="float">
            <text:p>818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8408" calcext:value-type="float">
            <text:p>8408</text:p>
          </table:table-cell>
          <table:table-cell table:style-name="ce28" office:value-type="float" office:value="1292" calcext:value-type="float">
            <text:p>1292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1361" calcext:value-type="float">
            <text:p>1361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Medew.gezinsleden</text:p>
          </table:table-cell>
          <table:table-cell/>
          <table:table-cell table:style-name="ce23" office:value-type="float" office:value="1753" calcext:value-type="float">
            <text:p>175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768" calcext:value-type="float">
            <text:p>1768</text:p>
          </table:table-cell>
          <table:table-cell table:style-name="ce28" office:value-type="float" office:value="4057" calcext:value-type="float">
            <text:p>405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4145" calcext:value-type="float">
            <text:p>4145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Vrije beroepen</text:p>
          </table:table-cell>
          <table:table-cell/>
          <table:table-cell table:style-name="ce23" office:value-type="float" office:value="3475" calcext:value-type="float">
            <text:p>3475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619" calcext:value-type="float">
            <text:p>3619</text:p>
          </table:table-cell>
          <table:table-cell table:style-name="ce28" office:value-type="float" office:value="611" calcext:value-type="float">
            <text:p>611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14" calcext:value-type="float">
            <text:p>14</text:p>
          </table:table-cell>
          <table:table-cell table:style-name="ce36" office:value-type="float" office:value="651" calcext:value-type="float">
            <text:p>651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Employé's</text:p>
          </table:table-cell>
          <table:table-cell/>
          <table:table-cell table:style-name="ce23" office:value-type="float" office:value="49232" calcext:value-type="float">
            <text:p>49232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49678" calcext:value-type="float">
            <text:p>49678</text:p>
          </table:table-cell>
          <table:table-cell table:style-name="ce28" office:value-type="float" office:value="29192" calcext:value-type="float">
            <text:p>29192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76" calcext:value-type="float">
            <text:p>76</text:p>
          </table:table-cell>
          <table:table-cell table:style-name="ce36" office:value-type="float" office:value="29611" calcext:value-type="float">
            <text:p>29611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Landbouwarbeiders</text:p>
          </table:table-cell>
          <table:table-cell/>
          <table:table-cell table:style-name="ce23" office:value-type="float" office:value="1943" calcext:value-type="float">
            <text:p>194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952" calcext:value-type="float">
            <text:p>195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25"/>
          <table:table-cell table:number-columns-repeated="1008"/>
        </table:table-row>
        <table:table-row table:style-name="ro1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Overige handarbeiders </text:p>
          </table:table-cell>
          <table:table-cell/>
          <table:table-cell table:style-name="ce24" office:value-type="float" office:value="57894" calcext:value-type="float">
            <text:p>57894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58600" calcext:value-type="float">
            <text:p>58600</text:p>
          </table:table-cell>
          <table:table-cell table:style-name="ce29" office:value-type="float" office:value="20263" calcext:value-type="float">
            <text:p>20263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68" calcext:value-type="float">
            <text:p>68</text:p>
          </table:table-cell>
          <table:table-cell table:style-name="ce37" office:value-type="float" office:value="20947" calcext:value-type="float">
            <text:p>20947</text:p>
          </table:table-cell>
          <table:table-cell table:style-name="ce25"/>
          <table:table-cell table:number-columns-repeated="1008"/>
        </table:table-row>
        <table:table-row table:style-name="ro5">
          <table:table-cell table:style-name="ce8" office:value-type="string" calcext:value-type="string">
            <text:p>s-GRAVENHAGE</text:p>
          </table:table-cell>
          <table:table-cell table:style-name="ce17" office:value-type="string" calcext:value-type="string">
            <text:p><text:s text:c="28"/>Totaal</text:p>
          </table:table-cell>
          <table:table-cell/>
          <table:table-cell table:style-name="ce23" office:value-type="float" office:value="137126" calcext:value-type="float">
            <text:p>137126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778" calcext:value-type="float">
            <text:p>778</text:p>
          </table:table-cell>
          <table:table-cell table:style-name="ce28" office:value-type="float" office:value="600" calcext:value-type="float">
            <text:p>600</text:p>
          </table:table-cell>
          <table:table-cell table:style-name="ce28" office:value-type="float" office:value="138973" calcext:value-type="float">
            <text:p>138973</text:p>
          </table:table-cell>
          <table:table-cell table:style-name="ce28" office:value-type="float" office:value="57370" calcext:value-type="float">
            <text:p>57370</text:p>
          </table:table-cell>
          <table:table-cell table:style-name="ce28" office:value-type="float" office:value="495" calcext:value-type="float">
            <text:p>495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534" calcext:value-type="float">
            <text:p>534</text:p>
          </table:table-cell>
          <table:table-cell table:style-name="ce28" office:value-type="float" office:value="214" calcext:value-type="float">
            <text:p>214</text:p>
          </table:table-cell>
          <table:table-cell table:style-name="ce36" office:value-type="float" office:value="58739" calcext:value-type="float">
            <text:p>58739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Bedrijfshoofden Nijverheid</text:p>
          </table:table-cell>
          <table:table-cell/>
          <table:table-cell table:style-name="ce23" office:value-type="float" office:value="3156" calcext:value-type="float">
            <text:p>315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3200" calcext:value-type="float">
            <text:p>3200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297" calcext:value-type="float">
            <text:p>297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Bedrijfshoofden Landbouw</text:p>
          </table:table-cell>
          <table:table-cell/>
          <table:table-cell table:style-name="ce23" office:value-type="float" office:value="216" calcext:value-type="float">
            <text:p>216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6" office:value-type="float" office:value="19" calcext:value-type="float">
            <text:p>19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Bedrijfshoofden Winkels</text:p>
          </table:table-cell>
          <table:table-cell/>
          <table:table-cell table:style-name="ce23" office:value-type="float" office:value="1829" calcext:value-type="float">
            <text:p>182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842" calcext:value-type="float">
            <text:p>1842</text:p>
          </table:table-cell>
          <table:table-cell table:style-name="ce28" office:value-type="float" office:value="307" calcext:value-type="float">
            <text:p>307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6" office:value-type="float" office:value="307" calcext:value-type="float">
            <text:p>307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6" office:value-type="string" calcext:value-type="string">
            <text:p>Bedrijfshoofden Overige</text:p>
          </table:table-cell>
          <table:table-cell/>
          <table:table-cell table:style-name="ce23" office:value-type="float" office:value="2346" calcext:value-type="float">
            <text:p>234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432" calcext:value-type="float">
            <text:p>2432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345" calcext:value-type="float">
            <text:p>345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Medew.gezinsleden</text:p>
          </table:table-cell>
          <table:table-cell/>
          <table:table-cell table:style-name="ce23" office:value-type="float" office:value="765" calcext:value-type="float">
            <text:p>76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1916" calcext:value-type="float">
            <text:p>191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1929" calcext:value-type="float">
            <text:p>1929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Vrije beroepen</text:p>
          </table:table-cell>
          <table:table-cell/>
          <table:table-cell table:style-name="ce23" office:value-type="float" office:value="999" calcext:value-type="float">
            <text:p>99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18" calcext:value-type="float">
            <text:p>1018</text:p>
          </table:table-cell>
          <table:table-cell table:style-name="ce28" office:value-type="float" office:value="117" calcext:value-type="float">
            <text:p>117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121" calcext:value-type="float">
            <text:p>121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Employé's</text:p>
          </table:table-cell>
          <table:table-cell/>
          <table:table-cell table:style-name="ce23" office:value-type="float" office:value="13551" calcext:value-type="float">
            <text:p>1355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35" calcext:value-type="float">
            <text:p>35</text:p>
          </table:table-cell>
          <table:table-cell table:style-name="ce28" office:value-type="float" office:value="13643" calcext:value-type="float">
            <text:p>13643</text:p>
          </table:table-cell>
          <table:table-cell table:style-name="ce28" office:value-type="float" office:value="8071" calcext:value-type="float">
            <text:p>8071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8139" calcext:value-type="float">
            <text:p>8139</text:p>
          </table:table-cell>
          <table:table-cell table:style-name="ce25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Landbouwarbeiders</text:p>
          </table:table-cell>
          <table:table-cell/>
          <table:table-cell table:style-name="ce23" office:value-type="float" office:value="376" calcext:value-type="float">
            <text:p>376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6" office:value-type="float" office:value="9" calcext:value-type="float">
            <text:p>9</text:p>
          </table:table-cell>
          <table:table-cell table:style-name="ce25"/>
          <table:table-cell table:number-columns-repeated="1008"/>
        </table:table-row>
        <table:table-row table:style-name="ro1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Overige handarbeiders </text:p>
          </table:table-cell>
          <table:table-cell/>
          <table:table-cell table:style-name="ce24" office:value-type="float" office:value="24048" calcext:value-type="float">
            <text:p>24048</text:p>
          </table:table-cell>
          <table:table-cell table:number-columns-repeated="2" table:style-name="ce29" office:value-type="float" office:value="28" calcext:value-type="float">
            <text:p>28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24455" calcext:value-type="float">
            <text:p>24455</text:p>
          </table:table-cell>
          <table:table-cell table:style-name="ce29" office:value-type="float" office:value="7237" calcext:value-type="float">
            <text:p>7237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5" calcext:value-type="float">
            <text:p>25</text:p>
          </table:table-cell>
          <table:table-cell table:style-name="ce37" office:value-type="float" office:value="7355" calcext:value-type="float">
            <text:p>7355</text:p>
          </table:table-cell>
          <table:table-cell table:style-name="ce25"/>
          <table:table-cell table:number-columns-repeated="1008"/>
        </table:table-row>
        <table:table-row table:style-name="ro1">
          <table:table-cell table:style-name="ce9" office:value-type="string" calcext:value-type="string">
            <text:p>UTRECHT</text:p>
          </table:table-cell>
          <table:table-cell table:style-name="ce18" office:value-type="string" calcext:value-type="string">
            <text:p><text:s text:c="28"/>Totaal</text:p>
          </table:table-cell>
          <table:table-cell/>
          <table:table-cell table:style-name="ce24" office:value-type="float" office:value="47286" calcext:value-type="float">
            <text:p>47286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47955" calcext:value-type="float">
            <text:p>47955</text:p>
          </table:table-cell>
          <table:table-cell table:style-name="ce29" office:value-type="float" office:value="18295" calcext:value-type="float">
            <text:p>18295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58" calcext:value-type="float">
            <text:p>58</text:p>
          </table:table-cell>
          <table:table-cell table:style-name="ce37" office:value-type="float" office:value="18521" calcext:value-type="float">
            <text:p>18521</text:p>
          </table:table-cell>
          <table:table-cell table:style-name="ce25"/>
          <table:table-cell table:number-columns-repeated="1008"/>
        </table:table-row>
        <table:table-row table:style-name="ro3" table:number-rows-repeated="26">
          <table:table-cell table:number-columns-repeated="3"/>
          <table:table-cell table:style-name="ce25" table:number-columns-repeated="13"/>
          <table:table-cell table:number-columns-repeated="1008"/>
        </table:table-row>
        <table:table-row table:style-name="ro3" table:number-rows-repeated="104839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2" number:min-integer-digits="1" number:grouping="true"/>
    </number:number-style>
    <number:number-style style:name="N136">
      <number:text>-£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style:text-properties fo:color="#ff0000"/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number:text> £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1" style:display-name="PageStyle_Tabel 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7-19T14:54:00.613000000</meta:creation-date>
    <dc:creator>Helpdesk</dc:creator>
    <dc:date>2004-12-16T14:34:45</dc:date>
    <meta:document-statistic meta:table-count="1" meta:cell-count="2116" meta:object-count="0"/>
    <meta:generator>LibreOffice/4.2.7.2$Linux_X86_64 LibreOffice_project/420m0$Build-2</meta:generator>
  </office:meta>
</office:document-meta>
</file>